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27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2.6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693in"/>
    </style:style>
    <style:style style:name="co6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gasPlusPlus_ML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57544544" calcext:value-type="float">
            <text:p>157544544</text:p>
          </table:table-cell>
          <table:table-cell table:formula="of:=[.C2]/2^20" office:value-type="float" office:value="150.246185302734" calcext:value-type="float">
            <text:p>150.2461853027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2403344" calcext:value-type="float">
            <text:p>162403344</text:p>
          </table:table-cell>
          <table:table-cell table:formula="of:=[.C3]/2^20" office:value-type="float" office:value="154.879898071289" calcext:value-type="float">
            <text:p>154.87989807128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4696660" calcext:value-type="float">
            <text:p>154696660</text:p>
          </table:table-cell>
          <table:table-cell table:formula="of:=[.C4]/2^20" office:value-type="float" office:value="147.53023147583" calcext:value-type="float">
            <text:p>147.530231475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52036836" calcext:value-type="float">
            <text:p>152036836</text:p>
          </table:table-cell>
          <table:table-cell table:formula="of:=[.C5]/2^20" office:value-type="float" office:value="144.993625640869" calcext:value-type="float">
            <text:p>144.99362564086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9043120" calcext:value-type="float">
            <text:p>149043120</text:p>
          </table:table-cell>
          <table:table-cell table:formula="of:=[.C6]/2^20" office:value-type="float" office:value="142.138595581055" calcext:value-type="float">
            <text:p>142.138595581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775724504" calcext:value-type="float">
            <text:p>775724504</text:p>
          </table:table-cell>
          <table:table-cell table:formula="of:=[.C7]/2^20" office:value-type="float" office:value="739.788536071777" calcext:value-type="float">
            <text:p>739.7885360717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-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26879624" calcext:value-type="float">
            <text:p>126879624</text:p>
          </table:table-cell>
          <table:table-cell table:formula="of:=[.C10]/2^20" office:value-type="float" office:value="121.001838684082" calcext:value-type="float">
            <text:p>121.00183868408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1944852" calcext:value-type="float">
            <text:p>131944852</text:p>
          </table:table-cell>
          <table:table-cell table:formula="of:=[.C11]/2^20" office:value-type="float" office:value="125.832416534424" calcext:value-type="float">
            <text:p>125.83241653442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40703088" calcext:value-type="float">
            <text:p>140703088</text:p>
          </table:table-cell>
          <table:table-cell table:formula="of:=[.C12]/2^20" office:value-type="float" office:value="134.184921264648" calcext:value-type="float">
            <text:p>134.1849212646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29734388" calcext:value-type="float">
            <text:p>129734388</text:p>
          </table:table-cell>
          <table:table-cell table:formula="of:=[.C13]/2^20" office:value-type="float" office:value="123.724353790283" calcext:value-type="float">
            <text:p>123.7243537902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1627652" calcext:value-type="float">
            <text:p>141627652</text:p>
          </table:table-cell>
          <table:table-cell table:formula="of:=[.C14]/2^20" office:value-type="float" office:value="135.066654205322" calcext:value-type="float">
            <text:p>135.06665420532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27335300" calcext:value-type="float">
            <text:p>127335300</text:p>
          </table:table-cell>
          <table:table-cell table:formula="of:=[.C15]/2^20" office:value-type="float" office:value="121.436405181885" calcext:value-type="float">
            <text:p>121.43640518188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26988772" calcext:value-type="float">
            <text:p>126988772</text:p>
          </table:table-cell>
          <table:table-cell table:formula="of:=[.C16]/2^20" office:value-type="float" office:value="121.105930328369" calcext:value-type="float">
            <text:p>121.10593032836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25322536" calcext:value-type="float">
            <text:p>125322536</text:p>
          </table:table-cell>
          <table:table-cell table:formula="of:=[.C17]/2^20" office:value-type="float" office:value="119.516883850098" calcext:value-type="float">
            <text:p>119.51688385009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31379100" calcext:value-type="float">
            <text:p>131379100</text:p>
          </table:table-cell>
          <table:table-cell table:formula="of:=[.C18]/2^20" office:value-type="float" office:value="125.292873382568" calcext:value-type="float">
            <text:p>125.2928733825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22583572" calcext:value-type="float">
            <text:p>122583572</text:p>
          </table:table-cell>
          <table:table-cell table:formula="of:=[.C19]/2^20" office:value-type="float" office:value="116.904804229736" calcext:value-type="float">
            <text:p>116.9048042297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304498884" calcext:value-type="float">
            <text:p>1304498884</text:p>
          </table:table-cell>
          <table:table-cell table:formula="of:=[.C20]/2^20" office:value-type="float" office:value="1244.06708145142" calcext:value-type="float">
            <text:p>1244.06708145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0970804" calcext:value-type="float">
            <text:p>110970804</text:p>
          </table:table-cell>
          <table:table-cell table:formula="of:=[.C23]/2^20" office:value-type="float" office:value="105.830005645752" calcext:value-type="float">
            <text:p>105.83000564575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0989936" calcext:value-type="float">
            <text:p>100989936</text:p>
          </table:table-cell>
          <table:table-cell table:formula="of:=[.C24]/2^20" office:value-type="float" office:value="96.3115081787109" calcext:value-type="float">
            <text:p>96.311508178710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772764" calcext:value-type="float">
            <text:p>100772764</text:p>
          </table:table-cell>
          <table:table-cell table:formula="of:=[.C25]/2^20" office:value-type="float" office:value="96.1043968200684" calcext:value-type="float">
            <text:p>96.104396820068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4451776" calcext:value-type="float">
            <text:p>94451776</text:p>
          </table:table-cell>
          <table:table-cell table:formula="of:=[.C26]/2^20" office:value-type="float" office:value="90.0762329101562" calcext:value-type="float">
            <text:p>90.076232910156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708912" calcext:value-type="float">
            <text:p>100708912</text:p>
          </table:table-cell>
          <table:table-cell table:formula="of:=[.C27]/2^20" office:value-type="float" office:value="96.0435028076172" calcext:value-type="float">
            <text:p>96.043502807617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6761316" calcext:value-type="float">
            <text:p>106761316</text:p>
          </table:table-cell>
          <table:table-cell table:formula="of:=[.C28]/2^20" office:value-type="float" office:value="101.815525054932" calcext:value-type="float">
            <text:p>101.81552505493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8401424" calcext:value-type="float">
            <text:p>98401424</text:p>
          </table:table-cell>
          <table:table-cell table:formula="of:=[.C29]/2^20" office:value-type="float" office:value="93.8429107666016" calcext:value-type="float">
            <text:p>93.842910766601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6777276" calcext:value-type="float">
            <text:p>96777276</text:p>
          </table:table-cell>
          <table:table-cell table:formula="of:=[.C30]/2^20" office:value-type="float" office:value="92.294002532959" calcext:value-type="float">
            <text:p>92.29400253295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7934604" calcext:value-type="float">
            <text:p>97934604</text:p>
          </table:table-cell>
          <table:table-cell table:formula="of:=[.C31]/2^20" office:value-type="float" office:value="93.3977165222168" calcext:value-type="float">
            <text:p>93.39771652221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6750416" calcext:value-type="float">
            <text:p>96750416</text:p>
          </table:table-cell>
          <table:table-cell table:formula="of:=[.C32]/2^20" office:value-type="float" office:value="92.2683868408203" calcext:value-type="float">
            <text:p>92.268386840820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7941228" calcext:value-type="float">
            <text:p>97941228</text:p>
          </table:table-cell>
          <table:table-cell table:formula="of:=[.C33]/2^20" office:value-type="float" office:value="93.4040336608887" calcext:value-type="float">
            <text:p>93.404033660888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4820908" calcext:value-type="float">
            <text:p>94820908</text:p>
          </table:table-cell>
          <table:table-cell table:formula="of:=[.C34]/2^20" office:value-type="float" office:value="90.4282646179199" calcext:value-type="float">
            <text:p>90.428264617919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2268848" calcext:value-type="float">
            <text:p>92268848</text:p>
          </table:table-cell>
          <table:table-cell table:formula="of:=[.C35]/2^20" office:value-type="float" office:value="87.9944305419922" calcext:value-type="float">
            <text:p>87.994430541992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3882784" calcext:value-type="float">
            <text:p>93882784</text:p>
          </table:table-cell>
          <table:table-cell table:formula="of:=[.C36]/2^20" office:value-type="float" office:value="89.5335998535156" calcext:value-type="float">
            <text:p>89.533599853515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8719116" calcext:value-type="float">
            <text:p>88719116</text:p>
          </table:table-cell>
          <table:table-cell table:formula="of:=[.C37]/2^20" office:value-type="float" office:value="84.6091423034668" calcext:value-type="float">
            <text:p>84.609142303466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3379600" calcext:value-type="float">
            <text:p>93379600</text:p>
          </table:table-cell>
          <table:table-cell table:formula="of:=[.C38]/2^20" office:value-type="float" office:value="89.0537261962891" calcext:value-type="float">
            <text:p>89.053726196289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0968156" calcext:value-type="float">
            <text:p>90968156</text:p>
          </table:table-cell>
          <table:table-cell table:formula="of:=[.C39]/2^20" office:value-type="float" office:value="86.7539939880371" calcext:value-type="float">
            <text:p>86.753993988037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87763616" calcext:value-type="float">
            <text:p>87763616</text:p>
          </table:table-cell>
          <table:table-cell table:formula="of:=[.C40]/2^20" office:value-type="float" office:value="83.6979064941406" calcext:value-type="float">
            <text:p>83.697906494140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0327236" calcext:value-type="float">
            <text:p>90327236</text:p>
          </table:table-cell>
          <table:table-cell table:formula="of:=[.C41]/2^20" office:value-type="float" office:value="86.142765045166" calcext:value-type="float">
            <text:p>86.14276504516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1466056" calcext:value-type="float">
            <text:p>91466056</text:p>
          </table:table-cell>
          <table:table-cell table:formula="of:=[.C42]/2^20" office:value-type="float" office:value="87.2288284301758" calcext:value-type="float">
            <text:p>87.22882843017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507894192" calcext:value-type="float">
            <text:p>507894192</text:p>
          </table:table-cell>
          <table:table-cell table:formula="of:=SUM([.D23:.D42])" office:value-type="float" office:value="1836.83087921143" calcext:value-type="float">
            <text:p>1836.830879211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2209268" calcext:value-type="float">
            <text:p>52209268</text:p>
          </table:table-cell>
          <table:table-cell table:formula="of:=[.C46]/2^20" office:value-type="float" office:value="49.7906379699707" calcext:value-type="float">
            <text:p>49.790637969970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9869952" calcext:value-type="float">
            <text:p>69869952</text:p>
          </table:table-cell>
          <table:table-cell table:formula="of:=[.C47]/2^20" office:value-type="float" office:value="66.6331787109375" calcext:value-type="float">
            <text:p>66.633178710937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8242556" calcext:value-type="float">
            <text:p>78242556</text:p>
          </table:table-cell>
          <table:table-cell table:formula="of:=[.C48]/2^20" office:value-type="float" office:value="74.6179161071777" calcext:value-type="float">
            <text:p>74.617916107177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7942432" calcext:value-type="float">
            <text:p>77942432</text:p>
          </table:table-cell>
          <table:table-cell table:formula="of:=[.C49]/2^20" office:value-type="float" office:value="74.3316955566406" calcext:value-type="float">
            <text:p>74.331695556640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3127812" calcext:value-type="float">
            <text:p>73127812</text:p>
          </table:table-cell>
          <table:table-cell table:formula="of:=[.C50]/2^20" office:value-type="float" office:value="69.7401161193848" calcext:value-type="float">
            <text:p>69.740116119384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60794204" calcext:value-type="float">
            <text:p>60794204</text:p>
          </table:table-cell>
          <table:table-cell table:formula="of:=[.C51]/2^20" office:value-type="float" office:value="57.9778709411621" calcext:value-type="float">
            <text:p>57.977870941162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9597188" calcext:value-type="float">
            <text:p>59597188</text:p>
          </table:table-cell>
          <table:table-cell table:formula="of:=[.C52]/2^20" office:value-type="float" office:value="56.8363075256348" calcext:value-type="float">
            <text:p>56.836307525634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8857720" calcext:value-type="float">
            <text:p>68857720</text:p>
          </table:table-cell>
          <table:table-cell table:formula="of:=[.C53]/2^20" office:value-type="float" office:value="65.667839050293" calcext:value-type="float">
            <text:p>65.66783905029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60465996" calcext:value-type="float">
            <text:p>60465996</text:p>
          </table:table-cell>
          <table:table-cell table:formula="of:=[.C54]/2^20" office:value-type="float" office:value="57.664867401123" calcext:value-type="float">
            <text:p>57.6648674011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5531256" calcext:value-type="float">
            <text:p>65531256</text:p>
          </table:table-cell>
          <table:table-cell table:formula="of:=[.C55]/2^20" office:value-type="float" office:value="62.495475769043" calcext:value-type="float">
            <text:p>62.49547576904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62767620" calcext:value-type="float">
            <text:p>62767620</text:p>
          </table:table-cell>
          <table:table-cell table:formula="of:=[.C56]/2^20" office:value-type="float" office:value="59.8598670959473" calcext:value-type="float">
            <text:p>59.859867095947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48215908" calcext:value-type="float">
            <text:p>48215908</text:p>
          </table:table-cell>
          <table:table-cell table:formula="of:=[.C57]/2^20" office:value-type="float" office:value="45.9822731018066" calcext:value-type="float">
            <text:p>45.9822731018066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7678732" calcext:value-type="float">
            <text:p>57678732</text:p>
          </table:table-cell>
          <table:table-cell table:formula="of:=[.C58]/2^20" office:value-type="float" office:value="55.0067253112793" calcext:value-type="float">
            <text:p>55.0067253112793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4058836" calcext:value-type="float">
            <text:p>54058836</text:p>
          </table:table-cell>
          <table:table-cell table:formula="of:=[.C59]/2^20" office:value-type="float" office:value="51.5545234680176" calcext:value-type="float">
            <text:p>51.554523468017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3393576" calcext:value-type="float">
            <text:p>53393576</text:p>
          </table:table-cell>
          <table:table-cell table:formula="of:=[.C60]/2^20" office:value-type="float" office:value="50.9200820922852" calcext:value-type="float">
            <text:p>50.920082092285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7614180" calcext:value-type="float">
            <text:p>57614180</text:p>
          </table:table-cell>
          <table:table-cell table:formula="of:=[.C61]/2^20" office:value-type="float" office:value="54.9451637268066" calcext:value-type="float">
            <text:p>54.9451637268066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8312408" calcext:value-type="float">
            <text:p>58312408</text:p>
          </table:table-cell>
          <table:table-cell table:formula="of:=[.C62]/2^20" office:value-type="float" office:value="55.6110458374023" calcext:value-type="float">
            <text:p>55.611045837402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66309732" calcext:value-type="float">
            <text:p>66309732</text:p>
          </table:table-cell>
          <table:table-cell table:formula="of:=[.C63]/2^20" office:value-type="float" office:value="63.2378883361816" calcext:value-type="float">
            <text:p>63.237888336181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7412248" calcext:value-type="float">
            <text:p>57412248</text:p>
          </table:table-cell>
          <table:table-cell table:formula="of:=[.C64]/2^20" office:value-type="float" office:value="54.7525863647461" calcext:value-type="float">
            <text:p>54.752586364746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59001948" calcext:value-type="float">
            <text:p>59001948</text:p>
          </table:table-cell>
          <table:table-cell table:formula="of:=[.C65]/2^20" office:value-type="float" office:value="56.2686424255371" calcext:value-type="float">
            <text:p>56.2686424255371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60287084" calcext:value-type="float">
            <text:p>60287084</text:p>
          </table:table-cell>
          <table:table-cell table:formula="of:=[.C66]/2^20" office:value-type="float" office:value="57.4942436218262" calcext:value-type="float">
            <text:p>57.494243621826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0088192" calcext:value-type="float">
            <text:p>40088192</text:p>
          </table:table-cell>
          <table:table-cell table:formula="of:=[.C67]/2^20" office:value-type="float" office:value="38.2310791015625" calcext:value-type="float">
            <text:p>38.231079101562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50436992" calcext:value-type="float">
            <text:p>50436992</text:p>
          </table:table-cell>
          <table:table-cell table:formula="of:=[.C68]/2^20" office:value-type="float" office:value="48.1004638671875" calcext:value-type="float">
            <text:p>48.1004638671875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2492480" calcext:value-type="float">
            <text:p>52492480</text:p>
          </table:table-cell>
          <table:table-cell table:formula="of:=[.C69]/2^20" office:value-type="float" office:value="50.0607299804688" calcext:value-type="float">
            <text:p>50.0607299804688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47372356" calcext:value-type="float">
            <text:p>47372356</text:p>
          </table:table-cell>
          <table:table-cell table:formula="of:=[.C70]/2^20" office:value-type="float" office:value="45.1777992248535" calcext:value-type="float">
            <text:p>45.1777992248535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33629432" calcext:value-type="float">
            <text:p>33629432</text:p>
          </table:table-cell>
          <table:table-cell table:formula="of:=[.C71]/2^20" office:value-type="float" office:value="32.0715255737305" calcext:value-type="float">
            <text:p>32.0715255737305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59752240" calcext:value-type="float">
            <text:p>59752240</text:p>
          </table:table-cell>
          <table:table-cell table:formula="of:=[.C72]/2^20" office:value-type="float" office:value="56.9841766357422" calcext:value-type="float">
            <text:p>56.9841766357422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41327960" calcext:value-type="float">
            <text:p>41327960</text:p>
          </table:table-cell>
          <table:table-cell table:formula="of:=[.C73]/2^20" office:value-type="float" office:value="39.4134140014648" calcext:value-type="float">
            <text:p>39.413414001464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1544760" calcext:value-type="float">
            <text:p>41544760</text:p>
          </table:table-cell>
          <table:table-cell table:formula="of:=[.C74]/2^20" office:value-type="float" office:value="39.6201705932617" calcext:value-type="float">
            <text:p>39.620170593261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6909628" calcext:value-type="float">
            <text:p>56909628</text:p>
          </table:table-cell>
          <table:table-cell table:formula="of:=[.C75]/2^20" office:value-type="float" office:value="54.273250579834" calcext:value-type="float">
            <text:p>54.273250579834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5122528" calcext:value-type="float">
            <text:p>45122528</text:p>
          </table:table-cell>
          <table:table-cell table:formula="of:=[.C76]/2^20" office:value-type="float" office:value="43.0321960449219" calcext:value-type="float">
            <text:p>43.0321960449219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1816496" calcext:value-type="float">
            <text:p>41816496</text:p>
          </table:table-cell>
          <table:table-cell table:formula="of:=[.C77]/2^20" office:value-type="float" office:value="39.8793182373047" calcext:value-type="float">
            <text:p>39.8793182373047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54588700" calcext:value-type="float">
            <text:p>54588700</text:p>
          </table:table-cell>
          <table:table-cell table:formula="of:=[.C78]/2^20" office:value-type="float" office:value="52.0598411560059" calcext:value-type="float">
            <text:p>52.0598411560059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5852136" calcext:value-type="float">
            <text:p>35852136</text:p>
          </table:table-cell>
          <table:table-cell table:formula="of:=[.C79]/2^20" office:value-type="float" office:value="34.1912612915039" calcext:value-type="float">
            <text:p>34.191261291503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6982924" calcext:value-type="float">
            <text:p>46982924</text:p>
          </table:table-cell>
          <table:table-cell table:formula="of:=[.C80]/2^20" office:value-type="float" office:value="44.8064079284668" calcext:value-type="float">
            <text:p>44.806407928466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52885448" calcext:value-type="float">
            <text:p>52885448</text:p>
          </table:table-cell>
          <table:table-cell table:formula="of:=[.C81]/2^20" office:value-type="float" office:value="50.4354934692383" calcext:value-type="float">
            <text:p>50.4354934692383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51821820" calcext:value-type="float">
            <text:p>51821820</text:p>
          </table:table-cell>
          <table:table-cell table:formula="of:=[.C82]/2^20" office:value-type="float" office:value="49.4211387634277" calcext:value-type="float">
            <text:p>49.421138763427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40494564" calcext:value-type="float">
            <text:p>40494564</text:p>
          </table:table-cell>
          <table:table-cell table:formula="of:=[.C83]/2^20" office:value-type="float" office:value="38.6186256408691" calcext:value-type="float">
            <text:p>38.6186256408691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57014564" calcext:value-type="float">
            <text:p>57014564</text:p>
          </table:table-cell>
          <table:table-cell table:formula="of:=[.C84]/2^20" office:value-type="float" office:value="54.3733253479004" calcext:value-type="float">
            <text:p>54.3733253479004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42675112" calcext:value-type="float">
            <text:p>42675112</text:p>
          </table:table-cell>
          <table:table-cell table:formula="of:=[.C85]/2^20" office:value-type="float" office:value="40.6981582641602" calcext:value-type="float">
            <text:p>40.69815826416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50])" office:value-type="float" office:value="351392020" calcext:value-type="float">
            <text:p>351392020</text:p>
          </table:table-cell>
          <table:table-cell table:formula="of:=SUM([.D46:.D85])" office:value-type="float" office:value="2092.83732223511" calcext:value-type="float">
            <text:p>2092.83732223511</text:p>
          </table:table-cell>
        </table:table-row>
      </table:table>
      <table:table table:name="Veg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68156" calcext:value-type="float">
            <text:p>10968156</text:p>
          </table:table-cell>
          <table:table-cell table:formula="of:=[.C2]/2^20" office:value-type="float" office:value="10.4600486755371" calcext:value-type="float">
            <text:p>10.460048675537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727940" calcext:value-type="float">
            <text:p>7727940</text:p>
          </table:table-cell>
          <table:table-cell table:formula="of:=[.C3]/2^20" office:value-type="float" office:value="7.36993789672852" calcext:value-type="float">
            <text:p>7.3699378967285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8142228" calcext:value-type="float">
            <text:p>8142228</text:p>
          </table:table-cell>
          <table:table-cell table:formula="of:=[.C4]/2^20" office:value-type="float" office:value="7.76503372192383" calcext:value-type="float">
            <text:p>7.765033721923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628148" calcext:value-type="float">
            <text:p>7628148</text:p>
          </table:table-cell>
          <table:table-cell table:formula="of:=[.C5]/2^20" office:value-type="float" office:value="7.2747688293457" calcext:value-type="float">
            <text:p>7.274768829345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209324" calcext:value-type="float">
            <text:p>7209324</text:p>
          </table:table-cell>
          <table:table-cell table:formula="of:=[.C6]/2^20" office:value-type="float" office:value="6.87534713745117" calcext:value-type="float">
            <text:p>6.875347137451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41675796" calcext:value-type="float">
            <text:p>41675796</text:p>
          </table:table-cell>
          <table:table-cell table:formula="of:=[.C7]/2^20" office:value-type="float" office:value="39.7451362609863" calcext:value-type="float">
            <text:p>39.74513626098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815444" calcext:value-type="float">
            <text:p>10815444</text:p>
          </table:table-cell>
          <table:table-cell table:formula="of:=[.C10]/2^20" office:value-type="float" office:value="10.3144111633301" calcext:value-type="float">
            <text:p>10.314411163330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501140" calcext:value-type="float">
            <text:p>7501140</text:p>
          </table:table-cell>
          <table:table-cell table:formula="of:=[.C11]/2^20" office:value-type="float" office:value="7.15364456176758" calcext:value-type="float">
            <text:p>7.1536445617675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8033364" calcext:value-type="float">
            <text:p>8033364</text:p>
          </table:table-cell>
          <table:table-cell table:formula="of:=[.C12]/2^20" office:value-type="float" office:value="7.66121292114258" calcext:value-type="float">
            <text:p>7.6612129211425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706772" calcext:value-type="float">
            <text:p>7706772</text:p>
          </table:table-cell>
          <table:table-cell table:formula="of:=[.C13]/2^20" office:value-type="float" office:value="7.34975051879883" calcext:value-type="float">
            <text:p>7.349750518798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215372" calcext:value-type="float">
            <text:p>7215372</text:p>
          </table:table-cell>
          <table:table-cell table:formula="of:=[.C14]/2^20" office:value-type="float" office:value="6.8811149597168" calcext:value-type="float">
            <text:p>6.881114959716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664436" calcext:value-type="float">
            <text:p>7664436</text:p>
          </table:table-cell>
          <table:table-cell table:formula="of:=[.C15]/2^20" office:value-type="float" office:value="7.30937576293945" calcext:value-type="float">
            <text:p>7.3093757629394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578252" calcext:value-type="float">
            <text:p>7578252</text:p>
          </table:table-cell>
          <table:table-cell table:formula="of:=[.C16]/2^20" office:value-type="float" office:value="7.2271842956543" calcext:value-type="float">
            <text:p>7.22718429565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7671996" calcext:value-type="float">
            <text:p>7671996</text:p>
          </table:table-cell>
          <table:table-cell table:formula="of:=[.C17]/2^20" office:value-type="float" office:value="7.31658554077148" calcext:value-type="float">
            <text:p>7.3165855407714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7724916" calcext:value-type="float">
            <text:p>7724916</text:p>
          </table:table-cell>
          <table:table-cell table:formula="of:=[.C18]/2^20" office:value-type="float" office:value="7.3670539855957" calcext:value-type="float">
            <text:p>7.367053985595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498116" calcext:value-type="float">
            <text:p>7498116</text:p>
          </table:table-cell>
          <table:table-cell table:formula="of:=[.C19]/2^20" office:value-type="float" office:value="7.15076065063477" calcext:value-type="float">
            <text:p>7.1507606506347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79409808" calcext:value-type="float">
            <text:p>79409808</text:p>
          </table:table-cell>
          <table:table-cell table:formula="of:=[.C20]/2^20" office:value-type="float" office:value="75.7310943603516" calcext:value-type="float">
            <text:p>75.73109436035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/2^20" office:value-type="float" office:value="10.3144111633301" calcext:value-type="float">
            <text:p>10.314411163330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11]/2^20" office:value-type="float" office:value="7.15364456176758" calcext:value-type="float">
            <text:p>7.1536445617675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12]/2^20" office:value-type="float" office:value="7.66121292114258" calcext:value-type="float">
            <text:p>7.6612129211425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13]/2^20" office:value-type="float" office:value="7.34975051879883" calcext:value-type="float">
            <text:p>7.349750518798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14]/2^20" office:value-type="float" office:value="6.8811149597168" calcext:value-type="float">
            <text:p>6.881114959716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4])" office:value-type="float" office:value="41272092" calcext:value-type="float">
            <text:p>41272092</text:p>
          </table:table-cell>
          <table:table-cell table:formula="of:=[.C43]/2^20" office:value-type="float" office:value="39.3601341247559" calcext:value-type="float">
            <text:p>39.3601341247559</text:p>
          </table:table-cell>
        </table:table-row>
      </table:table>
      <table:table table:name="NewRen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724724" calcext:value-type="float">
            <text:p>10724724</text:p>
          </table:table-cell>
          <table:table-cell table:formula="of:=[.C2]/2^20" office:value-type="float" office:value="10.2278938293457" calcext:value-type="float">
            <text:p>10.227893829345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805052" calcext:value-type="float">
            <text:p>7805052</text:p>
          </table:table-cell>
          <table:table-cell table:formula="of:=[.C3]/2^20" office:value-type="float" office:value="7.44347763061523" calcext:value-type="float">
            <text:p>7.4434776306152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865532" calcext:value-type="float">
            <text:p>7865532</text:p>
          </table:table-cell>
          <table:table-cell table:formula="of:=[.C4]/2^20" office:value-type="float" office:value="7.50115585327148" calcext:value-type="float">
            <text:p>7.501155853271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561620" calcext:value-type="float">
            <text:p>7561620</text:p>
          </table:table-cell>
          <table:table-cell table:formula="of:=[.C5]/2^20" office:value-type="float" office:value="7.21132278442383" calcext:value-type="float">
            <text:p>7.211322784423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761204" calcext:value-type="float">
            <text:p>7761204</text:p>
          </table:table-cell>
          <table:table-cell table:formula="of:=[.C6]/2^20" office:value-type="float" office:value="7.40166091918945" calcext:value-type="float">
            <text:p>7.4016609191894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41718132" calcext:value-type="float">
            <text:p>41718132</text:p>
          </table:table-cell>
          <table:table-cell table:formula="of:=[.C7]/2^20" office:value-type="float" office:value="39.7855110168457" calcext:value-type="float">
            <text:p>39.78551101684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571444" calcext:value-type="float">
            <text:p>11571444</text:p>
          </table:table-cell>
          <table:table-cell table:formula="of:=[.C10]/2^20" office:value-type="float" office:value="11.0353889465332" calcext:value-type="float">
            <text:p>11.035388946533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907868" calcext:value-type="float">
            <text:p>7907868</text:p>
          </table:table-cell>
          <table:table-cell table:formula="of:=[.C11]/2^20" office:value-type="float" office:value="7.54153060913086" calcext:value-type="float">
            <text:p>7.5415306091308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711308" calcext:value-type="float">
            <text:p>7711308</text:p>
          </table:table-cell>
          <table:table-cell table:formula="of:=[.C12]/2^20" office:value-type="float" office:value="7.35407638549805" calcext:value-type="float">
            <text:p>7.3540763854980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681068" calcext:value-type="float">
            <text:p>7681068</text:p>
          </table:table-cell>
          <table:table-cell table:formula="of:=[.C13]/2^20" office:value-type="float" office:value="7.32523727416992" calcext:value-type="float">
            <text:p>7.3252372741699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833780" calcext:value-type="float">
            <text:p>7833780</text:p>
          </table:table-cell>
          <table:table-cell table:formula="of:=[.C14]/2^20" office:value-type="float" office:value="7.47087478637695" calcext:value-type="float">
            <text:p>7.4708747863769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650828" calcext:value-type="float">
            <text:p>7650828</text:p>
          </table:table-cell>
          <table:table-cell table:formula="of:=[.C15]/2^20" office:value-type="float" office:value="7.2963981628418" calcext:value-type="float">
            <text:p>7.2963981628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490556" calcext:value-type="float">
            <text:p>7490556</text:p>
          </table:table-cell>
          <table:table-cell table:formula="of:=[.C16]/2^20" office:value-type="float" office:value="7.14355087280273" calcext:value-type="float">
            <text:p>7.1435508728027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7947180" calcext:value-type="float">
            <text:p>7947180</text:p>
          </table:table-cell>
          <table:table-cell table:formula="of:=[.C17]/2^20" office:value-type="float" office:value="7.57902145385742" calcext:value-type="float">
            <text:p>7.5790214538574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7473924" calcext:value-type="float">
            <text:p>7473924</text:p>
          </table:table-cell>
          <table:table-cell table:formula="of:=[.C18]/2^20" office:value-type="float" office:value="7.12768936157227" calcext:value-type="float">
            <text:p>7.1276893615722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708284" calcext:value-type="float">
            <text:p>7708284</text:p>
          </table:table-cell>
          <table:table-cell table:formula="of:=[.C19]/2^20" office:value-type="float" office:value="7.35119247436523" calcext:value-type="float">
            <text:p>7.351192474365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80976240" calcext:value-type="float">
            <text:p>80976240</text:p>
          </table:table-cell>
          <table:table-cell table:formula="of:=[.C20]/2^20" office:value-type="float" office:value="77.2249603271484" calcext:value-type="float">
            <text:p>77.22496032714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</table:table>
      <table:table table:name="CUBI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8813204" calcext:value-type="float">
            <text:p>28813204</text:p>
          </table:table-cell>
          <table:table-cell table:formula="of:=[.C2]/2^20" office:value-type="float" office:value="27.4784126281738" calcext:value-type="float">
            <text:p>27.47841262817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430880" calcext:value-type="float">
            <text:p>25430880</text:p>
          </table:table-cell>
          <table:table-cell table:formula="of:=[.C3]/2^20" office:value-type="float" office:value="24.2527770996094" calcext:value-type="float">
            <text:p>24.252777099609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0045408" calcext:value-type="float">
            <text:p>20045408</text:p>
          </table:table-cell>
          <table:table-cell table:formula="of:=[.C4]/2^20" office:value-type="float" office:value="19.1167907714844" calcext:value-type="float">
            <text:p>19.116790771484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0237580" calcext:value-type="float">
            <text:p>20237580</text:p>
          </table:table-cell>
          <table:table-cell table:formula="of:=[.C5]/2^20" office:value-type="float" office:value="19.3000602722168" calcext:value-type="float">
            <text:p>19.3000602722168</text:p>
          </table:table-cell>
        </table:table-row>
        <table:table-row table:style-name="ro1">
          <table:covered-table-cell/>
          <table:table-cell/>
          <table:table-cell office:value-type="float" office:value="22573048" calcext:value-type="float">
            <text:p>22573048</text:p>
          </table:table-cell>
          <table:table-cell table:formula="of:=[.C6]/2^20" office:value-type="float" office:value="21.5273361206055" calcext:value-type="float">
            <text:p>21.5273361206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17100120" calcext:value-type="float">
            <text:p>117100120</text:p>
          </table:table-cell>
          <table:table-cell table:formula="of:=[.C7]/2^20" office:value-type="float" office:value="111.67537689209" calcext:value-type="float">
            <text:p>111.675376892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257412" calcext:value-type="float">
            <text:p>26257412</text:p>
          </table:table-cell>
          <table:table-cell table:formula="of:=[.C10]/2^20" office:value-type="float" office:value="25.0410194396973" calcext:value-type="float">
            <text:p>25.041019439697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104232" calcext:value-type="float">
            <text:p>25104232</text:p>
          </table:table-cell>
          <table:table-cell table:formula="of:=[.C11]/2^20" office:value-type="float" office:value="23.9412612915039" calcext:value-type="float">
            <text:p>23.941261291503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606252" calcext:value-type="float">
            <text:p>27606252</text:p>
          </table:table-cell>
          <table:table-cell table:formula="of:=[.C12]/2^20" office:value-type="float" office:value="26.3273735046387" calcext:value-type="float">
            <text:p>26.327373504638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1480524" calcext:value-type="float">
            <text:p>21480524</text:p>
          </table:table-cell>
          <table:table-cell table:formula="of:=[.C13]/2^20" office:value-type="float" office:value="20.485424041748" calcext:value-type="float">
            <text:p>20.48542404174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1155296" calcext:value-type="float">
            <text:p>21155296</text:p>
          </table:table-cell>
          <table:table-cell table:formula="of:=[.C14]/2^20" office:value-type="float" office:value="20.1752624511719" calcext:value-type="float">
            <text:p>20.175262451171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6080780" calcext:value-type="float">
            <text:p>26080780</text:p>
          </table:table-cell>
          <table:table-cell table:formula="of:=[.C15]/2^20" office:value-type="float" office:value="24.8725700378418" calcext:value-type="float">
            <text:p>24.8725700378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0014616" calcext:value-type="float">
            <text:p>20014616</text:p>
          </table:table-cell>
          <table:table-cell table:formula="of:=[.C16]/2^20" office:value-type="float" office:value="19.0874252319336" calcext:value-type="float">
            <text:p>19.087425231933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1968256" calcext:value-type="float">
            <text:p>21968256</text:p>
          </table:table-cell>
          <table:table-cell table:formula="of:=[.C17]/2^20" office:value-type="float" office:value="20.9505615234375" calcext:value-type="float">
            <text:p>20.950561523437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1665168" calcext:value-type="float">
            <text:p>21665168</text:p>
          </table:table-cell>
          <table:table-cell table:formula="of:=[.C18]/2^20" office:value-type="float" office:value="20.6615142822266" calcext:value-type="float">
            <text:p>20.661514282226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0010432" calcext:value-type="float">
            <text:p>20010432</text:p>
          </table:table-cell>
          <table:table-cell table:formula="of:=[.C19]/2^20" office:value-type="float" office:value="19.0834350585937" calcext:value-type="float">
            <text:p>19.083435058593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31342968" calcext:value-type="float">
            <text:p>231342968</text:p>
          </table:table-cell>
          <table:table-cell table:formula="of:=[.C20]/2^20" office:value-type="float" office:value="220.625846862793" calcext:value-type="float">
            <text:p>220.6258468627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</table:table>
      <table:table table:name="BB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408128" calcext:value-type="float">
            <text:p>3408128</text:p>
          </table:table-cell>
          <table:table-cell table:formula="of:=[.C2]/2^20" office:value-type="float" office:value="3.250244140625" calcext:value-type="float">
            <text:p>3.25024414062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283524" calcext:value-type="float">
            <text:p>3283524</text:p>
          </table:table-cell>
          <table:table-cell table:formula="of:=[.C3]/2^20" office:value-type="float" office:value="3.13141250610352" calcext:value-type="float">
            <text:p>3.1314125061035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92244" calcext:value-type="float">
            <text:p>1592244</text:p>
          </table:table-cell>
          <table:table-cell table:formula="of:=[.C4]/2^20" office:value-type="float" office:value="1.51848220825195" calcext:value-type="float">
            <text:p>1.518482208251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924316" calcext:value-type="float">
            <text:p>2924316</text:p>
          </table:table-cell>
          <table:table-cell table:formula="of:=[.C5]/2^20" office:value-type="float" office:value="2.78884506225586" calcext:value-type="float">
            <text:p>2.788845062255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62212" calcext:value-type="float">
            <text:p>1462212</text:p>
          </table:table-cell>
          <table:table-cell table:formula="of:=[.C6]/2^20" office:value-type="float" office:value="1.39447402954102" calcext:value-type="float">
            <text:p>1.394474029541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2670424" calcext:value-type="float">
            <text:p>12670424</text:p>
          </table:table-cell>
          <table:table-cell table:formula="of:=[.C7]/2^20" office:value-type="float" office:value="12.0834579467773" calcext:value-type="float">
            <text:p>12.08345794677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4282476" calcext:value-type="float">
            <text:p>4282476</text:p>
          </table:table-cell>
          <table:table-cell table:formula="of:=[.C10]/2^20" office:value-type="float" office:value="4.08408737182617" calcext:value-type="float">
            <text:p>4.084087371826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55308" calcext:value-type="float">
            <text:p>1555308</text:p>
          </table:table-cell>
          <table:table-cell table:formula="of:=[.C11]/2^20" office:value-type="float" office:value="1.48325729370117" calcext:value-type="float">
            <text:p>1.4832572937011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95400" calcext:value-type="float">
            <text:p>1695400</text:p>
          </table:table-cell>
          <table:table-cell table:formula="of:=[.C12]/2^20" office:value-type="float" office:value="1.61685943603516" calcext:value-type="float">
            <text:p>1.6168594360351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447092" calcext:value-type="float">
            <text:p>1447092</text:p>
          </table:table-cell>
          <table:table-cell table:formula="of:=[.C13]/2^20" office:value-type="float" office:value="1.38005447387695" calcext:value-type="float">
            <text:p>1.3800544738769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657432" calcext:value-type="float">
            <text:p>1657432</text:p>
          </table:table-cell>
          <table:table-cell table:formula="of:=[.C14]/2^20" office:value-type="float" office:value="1.58065032958984" calcext:value-type="float">
            <text:p>1.58065032958984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746068" calcext:value-type="float">
            <text:p>1746068</text:p>
          </table:table-cell>
          <table:table-cell table:formula="of:=[.C15]/2^20" office:value-type="float" office:value="1.66518020629883" calcext:value-type="float">
            <text:p>1.6651802062988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568484" calcext:value-type="float">
            <text:p>1568484</text:p>
          </table:table-cell>
          <table:table-cell table:formula="of:=[.C16]/2^20" office:value-type="float" office:value="1.49582290649414" calcext:value-type="float">
            <text:p>1.4958229064941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729700" calcext:value-type="float">
            <text:p>1729700</text:p>
          </table:table-cell>
          <table:table-cell table:formula="of:=[.C17]/2^20" office:value-type="float" office:value="1.64957046508789" calcext:value-type="float">
            <text:p>1.6495704650878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256956" calcext:value-type="float">
            <text:p>3256956</text:p>
          </table:table-cell>
          <table:table-cell table:formula="of:=[.C18]/2^20" office:value-type="float" office:value="3.10607528686523" calcext:value-type="float">
            <text:p>3.106075286865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493964" calcext:value-type="float">
            <text:p>1493964</text:p>
          </table:table-cell>
          <table:table-cell table:formula="of:=[.C19]/2^20" office:value-type="float" office:value="1.42475509643555" calcext:value-type="float">
            <text:p>1.424755096435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0432880" calcext:value-type="float">
            <text:p>20432880</text:p>
          </table:table-cell>
          <table:table-cell table:formula="of:=[.C20]/2^20" office:value-type="float" office:value="19.4863128662109" calcext:value-type="float">
            <text:p>19.48631286621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</table:table>
      <table:table table:name="Consolidacao_5Fluxos" table:style-name="ta1">
        <table:shapes>
          <draw:frame draw:z-index="0" draw:style-name="gr1" draw:text-style-name="P1" svg:width="6.2988in" svg:height="3.5429in" svg:x="2.074in" svg:y="0.0425in">
            <draw:object draw:notify-on-update-of-ranges="Consolidacao_5Fluxos.A2:Consolidacao_5Fluxos.A6 Consolidacao_5Fluxos.B1:Consolidacao_5Fluxos.B1 Consolidacao_5Fluxos.B2:Consolidacao_5Fluxos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_MLP.D7]" office:value-type="float" office:value="739.788536071777" calcext:value-type="float">
            <text:p>739.788536071777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7]" office:value-type="float" office:value="39.7451362609863" calcext:value-type="float">
            <text:p>39.7451362609863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7]" office:value-type="float" office:value="39.7855110168457" calcext:value-type="float">
            <text:p>39.7855110168457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7]" office:value-type="float" office:value="111.67537689209" calcext:value-type="float">
            <text:p>111.67537689209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7]" office:value-type="float" office:value="12.0834579467773" calcext:value-type="float">
            <text:p>12.0834579467773</text:p>
          </table:table-cell>
        </table:table-row>
      </table:table>
      <table:table table:name="Consolidacao_10Fluxos" table:style-name="ta1">
        <table:shapes>
          <draw:frame draw:z-index="0" draw:style-name="gr1" draw:text-style-name="P1" svg:width="6.2988in" svg:height="3.5429in" svg:x="2.074in" svg:y="0.0425in">
            <draw:object draw:notify-on-update-of-ranges="Consolidacao_10Fluxos.A2:Consolidacao_10Fluxos.A6 Consolidacao_10Fluxos.B1:Consolidacao_10Fluxos.B1 Consolidacao_10Fluxos.B2:Consolidacao_10Fluxos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_MLP.D20]" office:value-type="float" office:value="1244.06708145142" calcext:value-type="float">
            <text:p>1244.06708145142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20]" office:value-type="float" office:value="75.7310943603516" calcext:value-type="float">
            <text:p>75.7310943603516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20]" office:value-type="float" office:value="77.2249603271484" calcext:value-type="float">
            <text:p>77.2249603271484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20]" office:value-type="float" office:value="220.625846862793" calcext:value-type="float">
            <text:p>220.625846862793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20]" office:value-type="float" office:value="19.4863128662109" calcext:value-type="float">
            <text:p>19.4863128662109</text:p>
          </table:table-cell>
        </table:table-row>
      </table:table>
      <table:table table:name="Consolidacao_20Fluxos" table:style-name="ta1">
        <table:shapes>
          <draw:frame draw:z-index="0" draw:style-name="gr1" draw:text-style-name="P1" svg:width="6.2988in" svg:height="3.5429in" svg:x="3.663in" svg:y="0.4835in">
            <draw:object draw:notify-on-update-of-ranges="Consolidacao_20Fluxos.A2:Consolidacao_20Fluxos.A6 Consolidacao_20Fluxos.B1:Consolidacao_20Fluxos.B1 Consolidacao_20Fluxos.B2:Consolidacao_20Fluxos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_MLP.D43]" office:value-type="float" office:value="1836.83087921143" calcext:value-type="float">
            <text:p>1836.83087921143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4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00:57.215465030</meta:creation-date>
    <dc:date>2023-11-10T18:38:18.580650709</dc:date>
    <meta:editing-duration>PT19H30M28S</meta:editing-duration>
    <meta:editing-cycles>20</meta:editing-cycles>
    <meta:generator>LibreOffice/7.3.7.2$Linux_X86_64 LibreOffice_project/30$Build-2</meta:generator>
    <meta:document-statistic meta:table-count="8" meta:cell-count="62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Dumbell 5 Fluxos</text:p>
        </chart:title>
        <chart:subtitle svg:x="5.647cm" svg:y="1.304cm" chart:style-name="ch3">
          <text:p>30 min/ErrorRate = 0.00001</text:p>
        </chart:subtitle>
        <chart:legend chart:legend-position="end" svg:x="13.949cm" svg:y="4.201cm" style:legend-expansion="high" chart:style-name="ch4"/>
        <chart:plot-area chart:style-name="ch5" table:cell-range-address="Consolidacao_5Fluxos.A1:Consolidacao_5Fluxos.B6" chart:data-source-has-labels="both" svg:x="1.331cm" svg:y="2.138cm" svg:width="12.298cm" svg:height="5.701cm">
          <chart:coordinate-region svg:x="3.037cm" svg:y="2.786cm" svg:width="10.312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5Fluxos.A2:Consolidacao_5Fluxos.A6"/>
          </chart:axis>
          <chart:axis chart:dimension="y" chart:name="primary-y" chart:style-name="ch8">
            <chart:title svg:x="6.404cm" svg:y="8.019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5Fluxos.B2:Consolidacao_5Fluxos.B6" chart:label-cell-address="Consolidacao_5Fluxos.B1:Consolidacao_5Fluxos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_5Fluxos.B1:Consolidacao_5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_5Fluxos.A2:Consolidacao_5Fluxos.A6</svg:desc>
                </draw:g>
              </table:table-cell>
              <table:table-cell office:value-type="float" office:value="739.788536071777">
                <text:p>739.788536071777</text:p>
                <draw:g>
                  <svg:desc>Consolidacao_5Fluxos.B2:Consolidacao_5Fluxos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39.7451362609863">
                <text:p>39.7451362609863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39.7855110168457">
                <text:p>39.7855110168457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11.67537689209">
                <text:p>111.67537689209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2.0834579467773">
                <text:p>12.0834579467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6cm" chart:style-name="ch2">
          <text:p>Dumbell 10 Fluxos</text:p>
        </chart:title>
        <chart:subtitle svg:x="5.647cm" svg:y="1.304cm" chart:style-name="ch3">
          <text:p>30 min/ErrorRate = 0.00001</text:p>
        </chart:subtitle>
        <chart:legend chart:legend-position="end" svg:x="13.949cm" svg:y="4.201cm" style:legend-expansion="high" chart:style-name="ch4"/>
        <chart:plot-area chart:style-name="ch5" table:cell-range-address="Consolidacao_10Fluxos.A1:Consolidacao_10Fluxos.B6" chart:data-source-has-labels="both" svg:x="1.331cm" svg:y="2.138cm" svg:width="12.298cm" svg:height="5.701cm">
          <chart:coordinate-region svg:x="3.037cm" svg:y="2.786cm" svg:width="10.22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10Fluxos.A2:Consolidacao_10Fluxos.A6"/>
          </chart:axis>
          <chart:axis chart:dimension="y" chart:name="primary-y" chart:style-name="ch8">
            <chart:title svg:x="6.404cm" svg:y="8.019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10Fluxos.B2:Consolidacao_10Fluxos.B6" chart:label-cell-address="Consolidacao_10Fluxos.B1:Consolidacao_10Fluxos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_10Fluxos.B1:Consolidacao_1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_10Fluxos.A2:Consolidacao_10Fluxos.A6</svg:desc>
                </draw:g>
              </table:table-cell>
              <table:table-cell office:value-type="float" office:value="1244.06708145142">
                <text:p>1244.06708145142</text:p>
                <draw:g>
                  <svg:desc>Consolidacao_10Fluxos.B2:Consolidacao_10Fluxos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75.7310943603516">
                <text:p>75.7310943603516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77.2249603271484">
                <text:p>77.224960327148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220.625846862793">
                <text:p>220.625846862793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9.4863128662109">
                <text:p>19.4863128662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Dumbell 5 Fluxos</text:p>
        </chart:title>
        <chart:subtitle svg:x="5.647cm" svg:y="1.304cm" chart:style-name="ch3">
          <text:p>30 min/ErrorRate = 0.00001</text:p>
        </chart:subtitle>
        <chart:legend chart:legend-position="end" svg:x="13.949cm" svg:y="4.201cm" style:legend-expansion="high" chart:style-name="ch4"/>
        <chart:plot-area chart:style-name="ch5" table:cell-range-address="Consolidacao_20Fluxos.A1:Consolidacao_20Fluxos.B6" chart:data-source-has-labels="both" svg:x="1.331cm" svg:y="2.138cm" svg:width="12.298cm" svg:height="5.701cm">
          <chart:coordinate-region svg:x="3.037cm" svg:y="2.786cm" svg:width="10.22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20Fluxos.A2:Consolidacao_20Fluxos.A6"/>
          </chart:axis>
          <chart:axis chart:dimension="y" chart:name="primary-y" chart:style-name="ch8">
            <chart:title svg:x="6.404cm" svg:y="8.019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20Fluxos.B2:Consolidacao_20Fluxos.B6" chart:label-cell-address="Consolidacao_20Fluxos.B1:Consolidacao_20Fluxos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_20Fluxos.B1:Consolidacao_2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_20Fluxos.A2:Consolidacao_20Fluxos.A6</svg:desc>
                </draw:g>
              </table:table-cell>
              <table:table-cell office:value-type="float" office:value="1836.83087921143">
                <text:p>1836.83087921143</text:p>
                <draw:g>
                  <svg:desc>Consolidacao_20Fluxos.B2:Consolidacao_20Fluxos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